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6pt" fo:language="fr" fo:country="FR" fo:font-weight="bold" officeooo:rsid="000496e3" officeooo:paragraph-rsid="000496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language="fr" fo:country="FR" officeooo:rsid="000496e3" officeooo:paragraph-rsid="000496e3" style:font-size-asian="10.5pt"/>
    </style:style>
    <style:style style:name="P3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496e3" officeooo:paragraph-rsid="000496e3" style:font-size-asian="10.5p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4a3a8" officeooo:paragraph-rsid="0004a3a8" style:font-size-asian="10.5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59bca" officeooo:paragraph-rsid="00059bca" style:font-size-asian="10.5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790d4" officeooo:paragraph-rsid="000790d4" style:font-size-asian="10.5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866a0" officeooo:paragraph-rsid="000866a0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124790" officeooo:paragraph-rsid="00124790" style:font-size-asian="10.5p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15c40d" officeooo:paragraph-rsid="0015c40d" style:font-size-asian="10.5p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866a0" officeooo:paragraph-rsid="000866a0" style:font-size-asian="10.5p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95e98" officeooo:paragraph-rsid="00095e98" style:font-size-asian="10.5p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b2c6a" officeooo:paragraph-rsid="000b2c6a" style:font-size-asian="10.5pt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b2c6a" officeooo:paragraph-rsid="000b2c6a" style:font-size-asian="10.5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b5036" officeooo:paragraph-rsid="000b5036" style:font-size-asian="10.5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b7069" officeooo:paragraph-rsid="000b7069" style:font-size-asian="10.5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c1b8d" officeooo:paragraph-rsid="000c1b8d" style:font-size-asian="10.5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dd525" officeooo:paragraph-rsid="000dd525" style:font-size-asian="10.5p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ef3b2" officeooo:paragraph-rsid="000ef3b2" style:font-size-asian="10.5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fc1d9" officeooo:paragraph-rsid="000fc1d9" style:font-size-asian="10.5p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24790" officeooo:paragraph-rsid="00124790" style:font-size-asian="10.5p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2948d" officeooo:paragraph-rsid="0012948d" style:font-size-asian="10.5p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29e75" officeooo:paragraph-rsid="00129e75" style:font-size-asian="10.5p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493c7" officeooo:paragraph-rsid="001493c7" style:font-size-asian="10.5p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57bbe" officeooo:paragraph-rsid="00157bbe" style:font-size-asian="10.5pt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5c40d" officeooo:paragraph-rsid="0015c40d" style:font-size-asian="10.5pt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7a613" officeooo:paragraph-rsid="0017a613" style:font-size-asian="10.5p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96156" officeooo:paragraph-rsid="00196156" style:font-size-asian="10.5p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13pt" fo:language="fr" fo:country="FR" style:text-underline-style="solid" style:text-underline-width="auto" style:text-underline-color="font-color" fo:font-weight="bold" officeooo:rsid="000496e3" officeooo:paragraph-rsid="000496e3" style:font-size-asian="13pt" style:font-weight-asian="bold" style:font-size-complex="13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52f40" style:font-weight-asian="normal" style:font-weight-complex="normal"/>
    </style:style>
    <style:style style:name="T4" style:family="text">
      <style:text-properties style:text-underline-style="none" fo:font-weight="normal" officeooo:rsid="000790d4" style:font-weight-asian="normal" style:font-weight-complex="normal"/>
    </style:style>
    <style:style style:name="T5" style:family="text">
      <style:text-properties style:text-underline-style="none" fo:font-weight="normal" officeooo:rsid="000866a0" style:font-weight-asian="normal" style:font-weight-complex="normal"/>
    </style:style>
    <style:style style:name="T6" style:family="text">
      <style:text-properties style:text-underline-style="none" officeooo:rsid="00095e98"/>
    </style:style>
    <style:style style:name="T7" style:family="text">
      <style:text-properties style:text-underline-style="none" officeooo:rsid="000b70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0ef3b2"/>
    </style:style>
    <style:style style:name="T10" style:family="text">
      <style:text-properties style:text-underline-style="none" officeooo:rsid="0010dcd9"/>
    </style:style>
    <style:style style:name="T11" style:family="text">
      <style:text-properties style:text-underline-style="none" officeooo:rsid="0013a691"/>
    </style:style>
    <style:style style:name="T12" style:family="text">
      <style:text-properties style:text-underline-style="none" officeooo:rsid="0015e2a2"/>
    </style:style>
    <style:style style:name="T13" style:family="text">
      <style:text-properties officeooo:rsid="0004a3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es avancés de l’internet</text:p>
      <text:p text:style-name="P2"/>
      <text:p text:style-name="P28"><text:span text:style-name="T13">I - </text:span>Architecture</text:p>
      <text:p text:style-name="P3"><text:span text:style-name="T2"/></text:p>
      <text:p text:style-name="P4"><text:span text:style-name="T2"># 6</text:span></text:p>
      <text:p text:style-name="P4"><text:span text:style-name="T2">Il faut être capable de pouvoir accéder à la machine B et c’est lié à l’infrastructure.</text:span></text:p>
      <text:p text:style-name="P4"><text:span text:style-name="T2">Commutateur Ethernet</text:span></text:p>
      <text:p text:style-name="P4"><text:span text:style-name="T2"><text:tab/>Tables de routages avec @MAC</text:span></text:p>
      <text:p text:style-name="P4"><text:span text:style-name="T2"><text:tab/>Tout équipement doit connaître toute machine du réseau</text:span></text:p>
      <text:p text:style-name="P4"><text:span text:style-name="T2">Pas possible de tout mettre dans le même réseau</text:span></text:p>
      <text:p text:style-name="P4"><text:span text:style-name="T2"><text:tab/>→ Sur chacun des équipements il faudrait trop d’entrées, impossible</text:span></text:p>
      <text:p text:style-name="P4"><text:span text:style-name="T2"><text:tab/>→</text:span><text:span text:style-name="T3"> Voudrait dire qu’une personne a mis en place un seul et unique réseau et <text:tab/>accepter que tout le monde ait accès à tout</text:span></text:p>
      <text:p text:style-name="P4"><text:span text:style-name="T3"/></text:p>
      <text:p text:style-name="P5"><text:span text:style-name="T2"># </text:span><text:span text:style-name="T4">9</text:span></text:p>
      <text:p text:style-name="P6"><text:span text:style-name="T2">Interconnecter plusieurs réseaux avec des routeurs si on a la main sur les équipements et même FAI </text:span><text:span text:style-name="T5">(sur-réseau)</text:span><text:span text:style-name="T2">.</text:span></text:p>
      <text:p text:style-name="P6"><text:span text:style-name="T2">Mise en place pour communiquer entre FAI.</text:span></text:p>
      <text:p text:style-name="P6"><text:span text:style-name="T2"/></text:p>
      <text:p text:style-name="P6"><text:span text:style-name="T2"/></text:p>
      <text:p text:style-name="P7">1. Réseaux d’accès</text:p>
      <text:p text:style-name="P10"><text:span text:style-name="T1"/></text:p>
      <text:p text:style-name="P10"><text:span text:style-name="T1"># 1</text:span><text:span text:style-name="T6">4</text:span></text:p>
      <text:p text:style-name="P11"><text:span text:style-name="T1">Modem va encoder la voix en 0 et 1.</text:span></text:p>
      <text:p text:style-name="P11"><text:span text:style-name="T1">Modem indispensable.</text:span></text:p>
      <text:p text:style-name="P11"><text:span text:style-name="T1">2 modem pour démoduler.</text:span></text:p>
      <text:p text:style-name="P11"><text:span text:style-name="T1"/></text:p>
      <text:p text:style-name="P12"><text:span text:style-name="T1"># 15</text:span></text:p>
      <text:p text:style-name="P12"><text:span text:style-name="T1">Fonctionnalités à mettre en place au niveau du modem</text:span></text:p>
      <text:list xml:id="list3128430678" text:style-name="L1">
        <text:list-item>
          <text:p text:style-name="P13"><text:span text:style-name="T1">Moduler et démoduler</text:span></text:p>
        </text:list-item>
        <text:list-item>
          <text:p text:style-name="P13"><text:span text:style-name="T1">Ouvrir la connexion</text:span></text:p>
        </text:list-item>
        <text:list-item>
          <text:p text:style-name="P13"><text:span text:style-name="T1">Encapsuler, mettre en forme les données. Une couche pour adapter IP à ça.</text:span></text:p>
        </text:list-item>
        <text:list-item>
          <text:p text:style-name="P13"><text:span text:style-name="T1">Configurer la machine de l’utilisateur</text:span></text:p>
        </text:list-item>
        <text:list-item>
          <text:p text:style-name="P13"><text:span text:style-name="T1">Protocole de modem: PPP</text:span></text:p>
        </text:list-item>
      </text:list>
      <text:p text:style-name="P12"><text:span text:style-name="T1"/></text:p>
      <text:p text:style-name="P12"><text:span text:style-name="T1"># 16</text:span></text:p>
      <text:p text:style-name="P14"><text:span text:style-name="T1">NRO : nœud de raccordement optique</text:span></text:p>
      <text:p text:style-name="P14"><text:span text:style-name="T1"/></text:p>
      <text:p text:style-name="P14"><text:span text:style-name="T1"># 18</text:span></text:p>
      <text:p text:style-name="P14"><text:span text:style-name="T1">France Telecom est obligé d’avoir de la place pour 2 autres fournisseurs.</text:span></text:p>
      <text:p text:style-name="P14"><text:span text:style-name="T1"/></text:p>
      <text:p text:style-name="P14"><text:span text:style-name="T1"># </text:span><text:span text:style-name="T7">19</text:span></text:p>
      <text:p text:style-name="P15"><text:span text:style-name="T1">La fibre optique arrive à un nœud (pied du bâtiment en coax)</text:span></text:p>
      <text:p text:style-name="P15"><text:span text:style-name="T1">Evolution analogique → numérique → fibre optique</text:span></text:p>
      <text:p text:style-name="P15"><text:span text:style-name="T1"/></text:p>
      <text:p text:style-name="P16"><text:span text:style-name="T1">Accès WAN</text:span></text:p>
      <text:p text:style-name="P16"><text:span text:style-name="T1"><text:tab/>Forte garantie de service</text:span></text:p>
      <text:p text:style-name="P16"><text:span text:style-name="T1"><text:tab/>Configuré par le fournisseur</text:span></text:p>
      <text:p text:style-name="P16"><text:span text:style-name="T1"><text:tab/>Migre vers la digitalisation de l’entreprise → </text:span><text:span text:style-name="T8">SD-WAN</text:span></text:p>
      <text:p text:style-name="P16"><text:soft-page-break/><text:span text:style-name="T1">SD-WAN</text:span></text:p>
      <text:p text:style-name="P16"><text:span text:style-name="T1"><text:tab/>Fait du balancing entre communications 4G/ADSL/WAN en MPLS</text:span></text:p>
      <text:p text:style-name="P16"><text:span text:style-name="T1"/></text:p>
      <text:p text:style-name="P16"><text:span text:style-name="T1"># 20</text:span></text:p>
      <text:p text:style-name="P17"><text:span text:style-name="T1">FSOW</text:span></text:p>
      <text:p text:style-name="P17"><text:span text:style-name="T1"><text:tab/>Plus grande portée de </text:span><text:span text:style-name="T9">l</text:span><text:span text:style-name="T1">ifi</text:span></text:p>
      <text:p text:style-name="P17"><text:span text:style-name="T1"><text:tab/>Supporte aucun invariant météo</text:span></text:p>
      <text:p text:style-name="P17"><text:span text:style-name="T1"/></text:p>
      <text:p text:style-name="P18"><text:span text:style-name="T1"># 21</text:span></text:p>
      <text:p text:style-name="P18"><text:span text:style-name="T1">Les réseaux d’accès sont très hétérogènes. Ensemble de technos qui permettent à un ensemble d’équipements d’accéder au premier routeur du FAI. Enchaînement de protocoles pour passer des équipements au FAI.</text:span></text:p>
      <text:p text:style-name="P19"><text:span text:style-name="T1">Cacher tous les protocoles entre l’équipement et FAI → ce que propose PPP.</text:span></text:p>
      <text:p text:style-name="P19"><text:span text:style-name="T1">On masque tout le problème d’accès en faisant des </text:span><text:span text:style-name="T8">tunnels</text:span><text:span text:style-name="T1"> →</text:span><text:span text:style-name="T10"> solution classique.</text:span></text:p>
      <text:p text:style-name="P19"><text:span text:style-name="T10"/></text:p>
      <text:p text:style-name="P19"><text:span text:style-name="T10"/></text:p>
      <text:p text:style-name="P8">2. Systèmes autonomes</text:p>
      <text:p text:style-name="P19"><text:span text:style-name="T10"/></text:p>
      <text:p text:style-name="P20"><text:span text:style-name="T10"># </text:span><text:span text:style-name="T1">22</text:span></text:p>
      <text:p text:style-name="P21"><text:span text:style-name="T1">Pas d’entité unique donc personne peut gérer internet globalement.</text:span></text:p>
      <text:p text:style-name="P22"><text:span text:style-name="T1">Notion de systèmes autonomes (AS)</text:span></text:p>
      <text:p text:style-name="P22"><text:span text:style-name="T1"/></text:p>
      <text:p text:style-name="P22"><text:span text:style-name="T1">#  23</text:span></text:p>
      <text:p text:style-name="P22">AS :<text:span text:style-name="T1"> Ensemble d’entités réseau géré</text:span><text:span text:style-name="T11">e</text:span><text:span text:style-name="T1">s par la même entité (généralement fournisseur de service)</text:span></text:p>
      <text:p text:style-name="P23"><text:span text:style-name="T1">Tous les équipements IP sont gérés par la même entité et ‘logiquement’ de la même manière. Volonté commune dans tout ça.</text:span></text:p>
      <text:p text:style-name="P23"><text:span text:style-name="T1"/></text:p>
      <text:p text:style-name="P24"><text:span text:style-name="T1"># 24</text:span></text:p>
      <text:p text:style-name="P25"><text:span text:style-name="T1">Une entité peut avoir plusieurs AS.</text:span></text:p>
      <text:p text:style-name="P25"><text:span text:style-name="T1"/></text:p>
      <text:p text:style-name="P25"><text:span text:style-name="T1"># 25</text:span></text:p>
      <text:p text:style-name="P25"><text:span text:style-name="T1">Différents types d’AS</text:span></text:p>
      <text:p text:style-name="P25"><text:span text:style-name="T1"/></text:p>
      <text:p text:style-name="P9"><text:span text:style-name="T1">Stub AS</text:span></text:p>
      <text:p text:style-name="P9"><text:span text:style-name="T2"><text:tab/>→ Pour sortir vers le reste des autres AS il n’y a qu’un lien pour aller vers <text:tab/>une autre AS</text:span></text:p>
      <text:p text:style-name="P9"><text:span text:style-name="T2"><text:tab/>→ Différent de stub aéra</text:span></text:p>
      <text:p text:style-name="P9"><text:span text:style-name="T1">Multihomed AS</text:span></text:p>
      <text:p text:style-name="P9"><text:span text:style-name="T2"><text:tab/>→ AS qui a accès à plusieurs AS</text:span></text:p>
      <text:p text:style-name="P9"><text:span text:style-name="T1">Transit AS</text:span></text:p>
      <text:p text:style-name="P25"><text:span text:style-name="T1"><text:tab/>→ Permet à des flux qui sont pas de l’AS de passer à travers lui pour aller <text:tab/>vers un autre AS</text:span></text:p>
      <text:p text:style-name="P25"><text:span text:style-name="T1"><text:tab/>→</text:span><text:span text:style-name="T12"> Forcément multihomed</text:span></text:p>
      <text:p text:style-name="P25"><text:span text:style-name="T12"/></text:p>
      <text:p text:style-name="P26"><text:span text:style-name="T12"># </text:span><text:span text:style-name="T1">26</text:span></text:p>
      <text:p text:style-name="P26"><text:span text:style-name="T1">AS numérotés sur </text:span><text:span text:style-name="T8">32 bits</text:span></text:p>
      <text:p text:style-name="P26"><text:span text:style-name="T8"/></text:p>
      <text:p text:style-name="P26"><text:span text:style-name="T1"># 27</text:span></text:p>
      <text:p text:style-name="P26"><text:span text:style-name="T1">FAI supervise tous les équipements et l’AS, gère os, update sur équipements.</text:span></text:p>
      <text:p text:style-name="P26"><text:span text:style-name="T1">Gère toute la base de données de management.</text:span></text:p>
      <text:p text:style-name="P26"><text:soft-page-break/><text:span text:style-name="T1"># 28</text:span></text:p>
      <text:p text:style-name="P26"><text:span text:style-name="T1">Deux AS de transit.</text:span></text:p>
      <text:p text:style-name="P26"><text:span text:style-name="T1"/></text:p>
      <text:p text:style-name="P26"><text:span text:style-name="T1"># 29</text:span></text:p>
      <text:p text:style-name="P26"><text:span text:style-name="T1">Comment peut-on quantifier l’importance / la taille / la grandeur / le poids d’un AS dans internet ?</text:span></text:p>
      <text:p text:style-name="P27"><text:span text:style-name="T1"><text:tab/>Compliqué selon ce qu’on compte par rapport à l’AS.</text:span></text:p>
      <text:p text:style-name="P27"><text:span text:style-name="T1">Comment interconnecter un AS ?</text:span></text:p>
      <text:p text:style-name="P2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16:07.107337434</meta:creation-date>
    <meta:generator>LibreOffice/6.0.7.3$Linux_X86_64 LibreOffice_project/00m0$Build-3</meta:generator>
    <dc:date>2019-10-01T15:35:35.559654380</dc:date>
    <meta:editing-duration>PT1H9M8S</meta:editing-duration>
    <meta:editing-cycles>26</meta:editing-cycles>
    <meta:document-statistic meta:table-count="0" meta:image-count="0" meta:object-count="0" meta:page-count="3" meta:paragraph-count="76" meta:word-count="515" meta:character-count="2869" meta:non-whitespace-character-count="2415"/>
  </office:meta>
</office:document-meta>
</file>